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 style:master-page-name="HTML">
      <style:paragraph-properties style:page-number="auto"/>
      <style:text-properties fo:color="#ff0000" loext:opacity="100%" style:font-name="FreeMono" fo:font-size="12pt" fo:language="es" fo:country="ES" fo:font-weight="bold" officeooo:rsid="0022fdcb" officeooo:paragraph-rsid="0022fdcb"/>
    </style:style>
    <style:style style:name="P4" style:family="paragraph" style:parent-style-name="_21_Enunciado">
      <style:text-properties fo:language="es" fo:country="ES"/>
    </style:style>
    <style:style style:name="P5" style:family="paragraph" style:parent-style-name="_21_Enunciado">
      <style:text-properties fo:language="es" fo:country="ES" officeooo:rsid="00178330" officeooo:paragraph-rsid="00178330"/>
    </style:style>
    <style:style style:name="P6" style:family="paragraph" style:parent-style-name="_21_Enunciado">
      <style:text-properties fo:language="es" fo:country="ES" officeooo:paragraph-rsid="00237c70"/>
    </style:style>
    <style:style style:name="P7" style:family="paragraph" style:parent-style-name="_21_Enunciado">
      <style:paragraph-properties fo:break-before="page"/>
      <style:text-properties fo:language="es" fo:country="ES" officeooo:rsid="00178330" officeooo:paragraph-rsid="0028cdaa"/>
    </style:style>
    <style:style style:name="P8" style:family="paragraph" style:parent-style-name="_21_Respuesta">
      <style:text-properties fo:language="es" fo:country="ES"/>
    </style:style>
    <style:style style:name="P9" style:family="paragraph" style:parent-style-name="_21_Respuesta">
      <style:text-properties fo:language="es" fo:country="ES" fo:font-weight="bold" officeooo:rsid="00237c70" officeooo:paragraph-rsid="00237c70" style:font-weight-asian="bold" style:font-weight-complex="bold"/>
    </style:style>
    <style:style style:name="P10" style:family="paragraph" style:parent-style-name="_21_Respuesta">
      <style:text-properties fo:language="es" fo:country="ES" officeooo:paragraph-rsid="00237c70"/>
    </style:style>
    <style:style style:name="P11" style:family="paragraph" style:parent-style-name="_21_Respuesta">
      <style:text-properties fo:language="es" fo:country="ES" fo:font-weight="normal" officeooo:rsid="00292431" officeooo:paragraph-rsid="002b802f" style:font-weight-asian="normal" style:font-weight-complex="normal"/>
    </style:style>
    <style:style style:name="T1" style:family="text">
      <style:text-properties officeooo:rsid="0022fdcb"/>
    </style:style>
    <style:style style:name="T2" style:family="text">
      <style:text-properties style:font-name="FreeMono4" fo:font-size="11pt" style:font-size-asian="11pt" style:font-size-complex="11pt"/>
    </style:style>
    <style:style style:name="T3" style:family="text">
      <style:text-properties style:font-name="FreeMono4" fo:font-size="11pt" officeooo:rsid="0011b881" style:font-size-asian="11pt" style:font-size-complex="11pt"/>
    </style:style>
    <style:style style:name="T4" style:family="text">
      <style:text-properties style:font-name="FreeMono4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28cdaa"/>
    </style:style>
    <style:style style:name="T7" style:family="text">
      <style:text-properties style:font-name="FreeMono1" fo:font-size="12pt"/>
    </style:style>
    <style:style style:name="T8" style:family="text">
      <style:text-properties style:font-name="FreeMono1" fo:font-size="12pt" fo:language="es" fo:country="ES"/>
    </style:style>
    <style:style style:name="T9" style:family="text">
      <style:text-properties officeooo:rsid="00239b05"/>
    </style:style>
    <style:style style:name="T10" style:family="text">
      <style:text-properties officeooo:rsid="00239b05" fo:background-color="#81d41a" loext:char-shading-value="0"/>
    </style:style>
    <style:style style:name="T11" style:family="text">
      <style:text-properties officeooo:rsid="00254deb"/>
    </style:style>
    <style:style style:name="T12" style:family="text">
      <style:text-properties officeooo:rsid="0028cdaa"/>
    </style:style>
    <style:style style:name="T13" style:family="text">
      <style:text-properties officeooo:rsid="002b802f"/>
    </style:style>
    <style:style style:name="T14" style:family="text">
      <style:text-properties officeooo:rsid="002c93e1"/>
    </style:style>
    <style:style style:name="T15" style:family="text">
      <style:text-properties officeooo:rsid="002cdafc"/>
    </style:style>
    <style:style style:name="T16" style:family="text">
      <style:text-properties officeooo:rsid="002d7095"/>
    </style:style>
    <style:style style:name="T17" style:family="text">
      <style:text-properties fo:language="es" fo:country="ES"/>
    </style:style>
    <style:style style:name="T18" style:family="text">
      <style:text-properties fo:language="es" fo:country="ES" officeooo:rsid="00254d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DE REPASO UNIDAD 2</text:p>
      <text:p text:style-name="P5"><text:span text:style-name="T5">1.-</text:span> Corrige el siguiente código y explica el porqué de los errores:</text:p>
      <text:p text:style-name="P9">CÓDIGO CON ERRORES</text:p>
      <text:p text:style-name="P8">public class Casting1 {</text:p>
      <text:p text:style-name="P8"><text:tab/>public static void main(String[] args) {</text:p>
      <text:p text:style-name="P4"/>
      <text:p text:style-name="P8"><text:tab/><text:tab/>byte edadJuan=20;</text:p>
      <text:p text:style-name="P8"><text:tab/><text:tab/>byte edadPedro=edadJuan+1;</text:p>
      <text:p text:style-name="P4"/>
      <text:p text:style-name="P8"><text:tab/><text:tab/>short sueldoBase= 1980;</text:p>
      <text:p text:style-name="P8"><text:tab/><text:tab/>short complementos= 400;</text:p>
      <text:p text:style-name="P4"/>
      <text:p text:style-name="P8"><text:tab/><text:tab/>short sueldoTotal;</text:p>
      <text:p text:style-name="P8"><text:tab/><text:tab/>sueldoTotal=sueldoBase+complementos;</text:p>
      <text:p text:style-name="P8"><text:tab/>}</text:p>
      <text:p text:style-name="P8">}</text:p>
      <text:p text:style-name="P4"/>
      <text:p text:style-name="P9">CÓDIGO <text:span text:style-name="T7">CORREGIDO CON CASTING</text:span></text:p>
      <text:p text:style-name="P10">public class Casting1 {</text:p>
      <text:p text:style-name="P10"><text:tab/>public static void main(String[] args) {</text:p>
      <text:p text:style-name="P6"/>
      <text:p text:style-name="P10"><text:tab/><text:tab/>byte edadJuan=20;</text:p>
      <text:p text:style-name="P10"><text:tab/><text:tab/>byte edadPedro= <text:span text:style-name="T10">(byte)</text:span><text:span text:style-name="T9"> </text:span>edadJuan + 1;</text:p>
      <text:p text:style-name="P6"/>
      <text:p text:style-name="P10"><text:tab/><text:tab/>short sueldoBase= 1980;</text:p>
      <text:p text:style-name="P10"><text:tab/><text:tab/>short complementos= 400;</text:p>
      <text:p text:style-name="P6"/>
      <text:p text:style-name="P10"><text:tab/><text:tab/>short sueldoTotal;</text:p>
      <text:p text:style-name="P10"><text:tab/><text:tab/>sueldoTotal= <text:span text:style-name="T10">(short)</text:span> sueldoBase+complementos;</text:p>
      <text:p text:style-name="P10"><text:tab/>}</text:p>
      <text:p text:style-name="P10">}</text:p>
      <text:p text:style-name="P6"/>
      <text:p text:style-name="_21_Respuesta"><text:span text:style-name="T17">Según la </text:span><text:a xlink:type="simple" xlink:href="https://docs.oracle.com/javase/specs/jls/se7/html/jls-4.html#jls-4.2.2" text:style-name="Internet_20_link" text:visited-style-name="Visited_20_Internet_20_Link">documentación de Java</text:a><text:span text:style-name="T17">, la JVM no es capaz de </text:span><text:span text:style-name="T8">hacer operaciones aritmeticas</text:span><text:span text:style-name="T17"> con tipos numericos más pequeños que el int, así que al intentar sumar estos números, Java los convierte automáticamente en enteros. Para arreglar lo </text:span><text:span text:style-name="T18">tenemos dos soluciones,</text:span><text:span text:style-name="T17"> podemos utilizar un casting o </text:span><text:span text:style-name="T18">podemos</text:span><text:span text:style-name="T17"> cambiar el tipo de dato a integer.</text:span></text:p>
      <text:p text:style-name="P7"><text:span text:style-name="T6">2</text:span><text:span text:style-name="T5">.-</text:span> ¿<text:span text:style-name="T12">P</text:span>or qué se usa más a menudo el tipo int cuando por ahorro de memoria serían más adecuados otros tipos?</text:p>
      <text:p text:style-name="P11">Existen dos motivos <text:span text:style-name="T13">de comodidad y otro de rendimiento</text:span>, como bien hemos visto en el ejericio anterior, la JVM tiene limitaciones a la hora de trabajar con tipos más pequeños que el int, esto obliga a los programadores que utilizan estos tipos de datos a utilizar castings. <text:s/></text:p>
      <text:p text:style-name="P11">Otro motivo es que la mayoría de métodos que vienen con Java están preparados para recibir y devolver datos de tipo entero, nuevamente los programadores tendrian que estar constantemente utilizando castings.</text:p>
      <text:p text:style-name="P8">En cuanto a rendimiento se refiere, actualmente la mayoría de CPU están preparadas para funcionar con instrucciones de 64 bits, los tipos short y byte utilizan instrucciones de 32 bits, por esto, aunque a simple vista estos dos tipos son más ligeros, a las CPU modernas les resulta más eficiente trabjar con instrucciones “nativas” (es decir de 64 bits). <text:span text:style-name="T15">No obstante el tipo int utiliza más espacio en memoria </text:span><text:span text:style-name="T16">RAM</text:span><text:span text:style-name="T15">.</text:span></text:p>
      <text:p text:style-name="P8">En conslusión, es más cómodo y seguro para el programador utilizar el tipo int, <text:span text:style-name="T14">además en algunos casos puede otorgar un mayor rendimiento en la CPU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2fdcb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ejercicios_repasoU2</text:file-name><text:s/>- <text:span text:style-name="MT1">PRO</text:span></text:p>
        <text:p text:style-name="MP1"><text:date style:data-style-name="N37" text:date-value="2021-09-25T18:07:52.618814860" text:fixed="true">25/09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5T18:07:53.904832435</meta:creation-date>
    <meta:editing-duration>PT25M21S</meta:editing-duration>
    <meta:editing-cycles>18</meta:editing-cycles>
    <meta:generator>LibreOffice/7.1.6.2$Linux_X86_64 LibreOffice_project/10$Build-2</meta:generator>
    <dc:date>2021-09-25T18:52:42.939303216</dc:date>
    <meta:document-statistic meta:table-count="0" meta:image-count="0" meta:object-count="0" meta:page-count="2" meta:paragraph-count="33" meta:word-count="340" meta:character-count="2164" meta:non-whitespace-character-count="1813"/>
  </office:meta>
</office:document-meta>
</file>